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83aa" officeooo:paragraph-rsid="001183a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83aa" officeooo:paragraph-rsid="001183a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ae34" officeooo:paragraph-rsid="0014ae3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183aa" officeooo:paragraph-rsid="001183aa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26cf3" officeooo:paragraph-rsid="00126cf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4ae34" officeooo:paragraph-rsid="0014ae3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6223f" officeooo:paragraph-rsid="00162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EMC</text:p>
      <text:p text:style-name="P1"/>
      <text:p text:style-name="P2">Choix de conceptions</text:p>
      <text:p text:style-name="P2"/>
      <text:p text:style-name="P4">Pour indiquer qu'un événement est international, on choisi « international » comme instance de nationalité.</text:p>
      <text:p text:style-name="P7">Les joueurs pratiquant des sports individuels (ping-pong, badminton) seront affectés au rôle de JoueurUnique.</text:p>
      <text:p text:style-name="P4"/>
      <text:p text:style-name="P5">Création d'une classe Place, elle est nécessaire pour distinguer les différents sports pratiqués par une même personne. Chaque place correspond a un ensemble de données : un sport, un rôle, un poste.</text:p>
      <text:p text:style-name="P5"/>
      <text:p text:style-name="P5">On considère que les compétitions sont propres à chaque événement, une compétition ne peut prendre place que dans un seul événement.</text:p>
      <text:p text:style-name="P5"/>
      <text:p text:style-name="P3">Eléments de foaf utilisés</text:p>
      <text:p text:style-name="P6">« foaf :Person » dont les Sportifs héritent.</text:p>
      <text:p text:style-name="P6">« foaf:gender » utilisé pour le genre des sportifs.</text:p>
      <text:p text:style-name="P6">« foaf:group »  dont les Equipes héritent.</text:p>
      <text:p text:style-name="P6">« foaf:organization »  dont les Clubs héritent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16T16:04:30.943847455</dc:date>
    <meta:editing-duration>PT1H19M2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22" meta:character-count="789" meta:non-whitespace-character-count="676"/>
  </office:meta>
</office:document-meta>
</file>